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riable names:</text:p>
      <text:p text:style-name="Standard">Parsed In: const type_variablename_i</text:p>
      <text:p text:style-name="Standard">i.e f_stuff_i</text:p>
      <text:p text:style-name="Standard">Type is float</text:p>
      <text:p text:style-name="Standard">variablename is stuff</text:p>
      <text:p text:style-name="Standard">it is a in variable (been passed in)</text:p>
      <text:p text:style-name="Standard"/>
      <text:p text:style-name="Standard">Parsed out: type_variablename_o</text:p>
      <text:p text:style-name="Standard">i.e f_stuff_o</text:p>
      <text:p text:style-name="Standard">type is float</text:p>
      <text:p text:style-name="Standard">varialbename os stuff</text:p>
      <text:p text:style-name="Standard">it is a variable going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6S</meta:editing-duration>
    <meta:editing-cycles>4</meta:editing-cycles>
    <meta:generator>OpenOffice.org/3.3$Win32 OpenOffice.org_project/330m20$Build-9567</meta:generator>
    <dc:date>2011-09-12T13:30:41.24</dc:date>
    <meta:document-statistic meta:table-count="0" meta:image-count="0" meta:object-count="0" meta:page-count="1" meta:paragraph-count="11" meta:word-count="39" meta:character-count="238"/>
    <meta:user-defined meta:name="Info 1"/>
    <meta:user-defined meta:name="Info 2"/>
    <meta:user-defined meta:name="Info 3"/>
    <meta:user-defined meta:name="Info 4"/>
  </office:meta>
</office:document-meta>
</file>